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officeooo:rsid="00192aa4" officeooo:paragraph-rsid="00192aa4" style:font-weight-asian="bold" style:font-weight-complex="bold"/>
    </style:style>
    <style:style style:name="P2" style:family="paragraph" style:parent-style-name="Text_20_body">
      <style:text-properties fo:font-weight="bold" officeooo:rsid="00330263" officeooo:paragraph-rsid="00330263" style:font-weight-asian="bold" style:font-weight-complex="bold"/>
    </style:style>
    <style:style style:name="P3" style:family="paragraph" style:parent-style-name="Text_20_body">
      <style:text-properties fo:font-weight="bold" officeooo:rsid="003e932d" officeooo:paragraph-rsid="003e932d" style:font-weight-asian="bold" style:font-weight-complex="bold"/>
    </style:style>
    <style:style style:name="P4" style:family="paragraph" style:parent-style-name="Text_20_body">
      <style:text-properties fo:font-weight="bold" officeooo:rsid="0046abec" officeooo:paragraph-rsid="0046abec" style:font-weight-asian="bold" style:font-weight-complex="bold"/>
    </style:style>
    <style:style style:name="P5" style:family="paragraph" style:parent-style-name="Text_20_body">
      <style:text-properties officeooo:rsid="001fac91" officeooo:paragraph-rsid="001fac91"/>
    </style:style>
    <style:style style:name="P6" style:family="paragraph" style:parent-style-name="Text_20_body">
      <style:text-properties officeooo:rsid="002324af" officeooo:paragraph-rsid="002324af"/>
    </style:style>
    <style:style style:name="P7" style:family="paragraph" style:parent-style-name="Text_20_body">
      <style:text-properties officeooo:rsid="003476ab" officeooo:paragraph-rsid="003476ab"/>
    </style:style>
    <style:style style:name="P8" style:family="paragraph" style:parent-style-name="Text_20_body">
      <style:text-properties officeooo:rsid="003d1dc6" officeooo:paragraph-rsid="003d1dc6"/>
    </style:style>
    <style:style style:name="P9" style:family="paragraph" style:parent-style-name="Text_20_body">
      <style:text-properties officeooo:rsid="00435388" officeooo:paragraph-rsid="00435388"/>
    </style:style>
    <style:style style:name="P10" style:family="paragraph" style:parent-style-name="Text_20_body">
      <style:text-properties officeooo:rsid="0043d6b2" officeooo:paragraph-rsid="0043d6b2"/>
    </style:style>
    <style:style style:name="P11" style:family="paragraph" style:parent-style-name="Text_20_body">
      <style:text-properties officeooo:rsid="0046abec" officeooo:paragraph-rsid="0046abec"/>
    </style:style>
    <style:style style:name="P12" style:family="paragraph" style:parent-style-name="Heading_20_1">
      <style:text-properties officeooo:rsid="00192aa4" officeooo:paragraph-rsid="00192aa4"/>
    </style:style>
    <style:style style:name="P13" style:family="paragraph" style:parent-style-name="Text_20_body" style:list-style-name="L1">
      <style:text-properties officeooo:rsid="003fc3e3" officeooo:paragraph-rsid="003fc3e3"/>
    </style:style>
    <style:style style:name="P14" style:family="paragraph" style:parent-style-name="Text_20_body" style:list-style-name="L1">
      <style:text-properties officeooo:rsid="003e6ac7" officeooo:paragraph-rsid="003e6ac7"/>
    </style:style>
    <style:style style:name="P15" style:family="paragraph" style:parent-style-name="Text_20_body" style:list-style-name="L1">
      <style:text-properties officeooo:rsid="004b0b12" officeooo:paragraph-rsid="004b0b12"/>
    </style:style>
    <style:style style:name="P16" style:family="paragraph" style:parent-style-name="Text_20_body">
      <style:text-properties fo:font-weight="bold" officeooo:rsid="004bcdd2" officeooo:paragraph-rsid="004bcdd2"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c5e7f" style:font-weight-asian="normal" style:font-weight-complex="normal"/>
    </style:style>
    <style:style style:name="T3" style:family="text">
      <style:text-properties fo:font-weight="normal" officeooo:rsid="002deae9" style:font-weight-asian="normal" style:font-weight-complex="normal"/>
    </style:style>
    <style:style style:name="T4" style:family="text">
      <style:text-properties fo:font-weight="normal" officeooo:rsid="002e4683" style:font-weight-asian="normal" style:font-weight-complex="normal"/>
    </style:style>
    <style:style style:name="T5" style:family="text">
      <style:text-properties fo:font-weight="normal" officeooo:rsid="0030153c" style:font-weight-asian="normal" style:font-weight-complex="normal"/>
    </style:style>
    <style:style style:name="T6" style:family="text">
      <style:text-properties fo:font-weight="normal" officeooo:rsid="00319f8b" style:font-weight-asian="normal" style:font-weight-complex="normal"/>
    </style:style>
    <style:style style:name="T7" style:family="text">
      <style:text-properties fo:font-weight="normal" officeooo:rsid="003476ab" style:font-weight-asian="normal" style:font-weight-complex="normal"/>
    </style:style>
    <style:style style:name="T8" style:family="text">
      <style:text-properties fo:font-weight="normal" officeooo:rsid="0035583d" style:font-weight-asian="normal" style:font-weight-complex="normal"/>
    </style:style>
    <style:style style:name="T9" style:family="text">
      <style:text-properties fo:font-weight="normal" officeooo:rsid="0035e75b" style:font-weight-asian="normal" style:font-weight-complex="normal"/>
    </style:style>
    <style:style style:name="T10" style:family="text">
      <style:text-properties fo:font-weight="normal" officeooo:rsid="00362b8d" style:font-weight-asian="normal" style:font-weight-complex="normal"/>
    </style:style>
    <style:style style:name="T11" style:family="text">
      <style:text-properties fo:font-weight="normal" officeooo:rsid="003821a5" style:font-weight-asian="normal" style:font-weight-complex="normal"/>
    </style:style>
    <style:style style:name="T12" style:family="text">
      <style:text-properties fo:font-weight="normal" officeooo:rsid="003d1dc6" style:font-weight-asian="normal" style:font-weight-complex="normal"/>
    </style:style>
    <style:style style:name="T13" style:family="text">
      <style:text-properties fo:font-weight="normal" officeooo:rsid="003f6089" style:font-weight-asian="normal" style:font-weight-complex="normal"/>
    </style:style>
    <style:style style:name="T14" style:family="text">
      <style:text-properties fo:font-weight="normal" officeooo:rsid="003f7589" style:font-weight-asian="normal" style:font-weight-complex="normal"/>
    </style:style>
    <style:style style:name="T15" style:family="text">
      <style:text-properties fo:font-weight="normal" officeooo:rsid="003fc3e3" style:font-weight-asian="normal" style:font-weight-complex="normal"/>
    </style:style>
    <style:style style:name="T16" style:family="text">
      <style:text-properties fo:font-weight="normal" officeooo:rsid="00402e84" style:font-weight-asian="normal" style:font-weight-complex="normal"/>
    </style:style>
    <style:style style:name="T17" style:family="text">
      <style:text-properties fo:font-weight="normal" officeooo:rsid="00421fad" style:font-weight-asian="normal" style:font-weight-complex="normal"/>
    </style:style>
    <style:style style:name="T18" style:family="text">
      <style:text-properties fo:font-weight="normal" officeooo:rsid="00435388" style:font-weight-asian="normal" style:font-weight-complex="normal"/>
    </style:style>
    <style:style style:name="T19" style:family="text">
      <style:text-properties fo:font-weight="normal" officeooo:rsid="0048dcf1" style:font-weight-asian="normal" style:font-weight-complex="normal"/>
    </style:style>
    <style:style style:name="T20" style:family="text">
      <style:text-properties fo:font-weight="normal" officeooo:rsid="0049e1b3" style:font-weight-asian="normal" style:font-weight-complex="normal"/>
    </style:style>
    <style:style style:name="T21" style:family="text">
      <style:text-properties fo:font-weight="normal" officeooo:rsid="004a80be" style:font-weight-asian="normal" style:font-weight-complex="normal"/>
    </style:style>
    <style:style style:name="T22" style:family="text">
      <style:text-properties fo:font-weight="normal" officeooo:rsid="004d99d0" style:font-weight-asian="normal" style:font-weight-complex="normal"/>
    </style:style>
    <style:style style:name="T23" style:family="text">
      <style:text-properties officeooo:rsid="003e932d"/>
    </style:style>
    <style:style style:name="T24" style:family="text">
      <style:text-properties officeooo:rsid="00435388"/>
    </style:style>
    <style:style style:name="T25" style:family="text">
      <style:text-properties officeooo:rsid="0044aca6"/>
    </style:style>
    <style:style style:name="T26" style:family="text">
      <style:text-properties officeooo:rsid="00456180"/>
    </style:style>
    <style:style style:name="T27" style:family="text">
      <style:text-properties style:text-position="super 58%" officeooo:rsid="00456180"/>
    </style:style>
    <style:style style:name="T28" style:family="text">
      <style:text-properties style:text-position="super 58%" officeooo:rsid="0046abec"/>
    </style:style>
    <style:style style:name="T29" style:family="text">
      <style:text-properties officeooo:rsid="0046abec"/>
    </style:style>
    <style:style style:name="T30" style:family="text">
      <style:text-properties officeooo:rsid="00479da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A Python program to enumerate valid Ginkgo Puzzle board positions</text:h>
      <text:p text:style-name="P9">Result: 5,435,817,984 total valid board positions, calculated in about 23 hours on a 2017 Dell laptop:<text:line-break/>Processor<text:tab/>Intel(R) Core(TM) i7-7700HQ CPU @ 2.80GHz <text:s text:c="2"/>2.80 GHz<text:line-break/>Installed RAM<text:tab/>16.0 GB (15.9 GB usable)<text:line-break/>System type<text:tab/>64-bit operating system, x64-based processor</text:p>
      <text:h text:style-name="Heading_20_2" text:outline-level="2">To Do</text:h>
      <text:list xml:id="list3712638886" text:style-name="L1">
        <text:list-item>
          <text:p text:style-name="P15">Think about how to find all the layouts that are accessible from the starting layout. The main problem is detecting when you’ve arrived at a layout you’ve already seen, without storing all the layouts.</text:p>
        </text:list-item>
        <text:list-item>
          <text:p text:style-name="P13">Mod the board printout to print as you see the board. Sort of cheap ascii graphics.</text:p>
        </text:list-item>
        <text:list-item>
          <text:p text:style-name="P14"><text:span text:style-name="T23">D</text:span>o some work to validate the code. Right now it just seems to work – I have no evidence, <text:span text:style-name="T24">such as Unit Tests, that</text:span> it’s correct.</text:p>
        </text:list-item>
      </text:list>
      <text:h text:style-name="Heading_20_2" text:outline-level="2">Design Notes</text:h>
      <text:p text:style-name="P5">25 pieces of 4 possible positions each gives a maximum of 4^25 boards. 4^25 = 2^50. So a 64-bit integer should be fine for storing the number of boards found.</text:p>
      <text:p text:style-name="P6">25 pieces means a maximum recursion of about 25, which is tiny. Should be no problem with the stack.</text:p>
      <text:p text:style-name="P7">Working with small numbers of pieces, it looks like the number of valid boards could be about 1/4 of the total possible positions. So 4^25 positions gives about 4^24 valid boards, which is an unworkably large number: 281,474,976,710,656.</text:p>
      <text:p text:style-name="P8">The board layouts are rotationally symmetrical around the center piece. For that reason I can calculate all the valid boards with the center piece facing north, then multiply that number by 4 to take into account the other 3 possible orientations of the center piece (south, east, west).</text:p>
      <text:p text:style-name="P10">The program found <text:s/><text:span text:style-name="T24">5,435,817,984 </text:span>valid boards vs. 1,125,899,906,842,624 (4^25) valid and invalid boards. <text:span text:style-name="T26">So</text:span><text:span text:style-name="T25"> about 207,126</text:span><text:span text:style-name="T27">th</text:span><text:span text:style-name="T26"> possible boards are valid. </text:span><text:span text:style-name="T29">That’s just short of one 4^9</text:span><text:span text:style-name="T28">th</text:span><text:span text:style-name="T29"> valid boards vs. possible boards.</text:span></text:p>
      <text:p text:style-name="P11">The scale of the result shows that enumerating all the paths <text:span text:style-name="T30">from any valid board to any other valid board</text:span> is infeasible due to storage and time limits.</text:p>
      <text:h text:style-name="Heading_20_2" text:outline-level="2">Diary</text:h>
      <text:p text:style-name="P16">Tue Apr 19<text:span text:style-name="T1"> – Had an idea about representing board layouts: because each piece can be in 4 positions and there are 25 pieces, a board layout could be represented by a 50-bit binary number: 4^25 = 2^50. Unfortunately, the number of boards to test increases as the moves increase, which will likely make </text:span><text:span text:style-name="T22">such a</text:span><text:span text:style-name="T1"> program take impossibly long to run.</text:span></text:p>
      <text:p text:style-name="P4"><text:soft-page-break/>Mon Apr 18<text:span text:style-name="T1"> – The overnight run finished! It produced </text:span><text:span text:style-name="T18">5,435,817,984 total valid board positions in about 23 hours.<text:line-break/><text:tab/></text:span><text:span text:style-name="T21">I set up the alternating-directions layout (see photo ImpossibleLayout.jpg) and found that it’s locked in place: I can’t move any pieces. That layout tells me that likely many of the layouts the program found are impossible to get to from the starting layout of all pieces pointing North. So, there are many fewer accessible layouts than non-overlapping layouts.</text:span></text:p>
      <text:p text:style-name="P3">Sun Apr 17<text:span text:style-name="T1"> – 0..23 Spiral elements took 7.5 hours to run, </text:span><text:span text:style-name="T17">and produced 1,274,019,840 valid boards</text:span><text:span text:style-name="T1">. </text:span><text:span text:style-name="T17">That’s far smaller than my original estimates.</text:span><text:span text:style-name="T1"> Turned off the debug </text:span><text:span text:style-name="T19">code that stops early</text:span><text:span text:style-name="T1">, so the thing will </text:span><text:span text:style-name="T17">now </text:span><text:span text:style-name="T1">run to completion </text:span><text:span text:style-name="T15">(all 25 Spiral elements: 0..24).</text:span><text:span text:style-name="T1"><text:line-break/><text:tab/>Started a run at 8:30am. I expect it to take about 16 hours </text:span><text:span text:style-name="T13">(</text:span><text:span text:style-name="T16">past </text:span><text:span text:style-name="T13">midnight).<text:line-break/><text:tab/></text:span><text:span text:style-name="T14">Got an idea: at the 100K marks, print the pieceDirections[], using ^, V, &lt;, and &gt; to represent the directions. Those printouts will do two things: 1) give an idea of how far along it is (by knowing how it sequences through directions) and 2) give and opportunity to validate some board layouts.</text:span></text:p>
      <text:p text:style-name="P2">Sat Apr 16<text:span text:style-name="T1"> – </text:span><text:span text:style-name="T7">Built a version that seems to run. No idea whether it’s correct; it probably isn’t.<text:line-break/><text:tab/></text:span><text:span text:style-name="T19">Estimated that</text:span><text:span text:style-name="T7"> the program will take over a lifetime to run. </text:span><text:span text:style-name="T8">Based on smaller boards,</text:span><text:span text:style-name="T7"> 4^25 tests may give up to 4^24 valid boards. That’s 281,474,976,710,656. It finds about 100,000 valid boards every few seconds, say 50,000 boards per second. That’s maybe 5,629,499,534 seconds to run. There are 31,536,000 seconds in a year, so running may take over 178 years. </text:span><text:span text:style-name="T8">Pretty clearly not feasible.<text:line-break/><text:tab/></text:span><text:span text:style-name="T9">Found there’s a built-in Python profiler: </text:span><text:a xlink:type="simple" xlink:href="https://stackoverflow.com/questions/582336/how-do-i-profile-a-python-script" text:style-name="Internet_20_link" text:visited-style-name="Visited_20_Internet_20_Link"><text:span text:style-name="T9">https://stackoverflow.com/questions/582336/how-do-i-profile-a-python-script</text:span></text:a><text:span text:style-name="T9"> describes how to use it. </text:span><text:span text:style-name="T10">Ran it. Found not surprisingly that placePiece() takes the most time. It’s the core function, along with pieceOverlaps().<text:line-break/><text:tab/></text:span><text:span text:style-name="T11">If I optimized it by 1000, it should take a couple of months to run.<text:line-break/><text:tab/></text:span><text:span text:style-name="T12">Update: It’s not anywhere near that bad. <text:s/>To profile the code, I increased the skip code that stops short of placing all the pieces. Gradually increasing the number of pieces placed makes it look like it could do the whole enumeration in a little over a day.<text:line-break/><text:tab/>I also did a quick change to cut the number of enumerations by 4: the board states are rotationally symmetric around the center, so we can place the center piece in only one direction (North) then multiply the number of valid boards by 4 at the end.</text:span></text:p>
      <text:p text:style-name="P1">Fri Apr 15, 2022<text:span text:style-name="T1"> – During the night, drifting in and out of sleep, came up with what looks like a solution to the problem of enumerating the valid board positions. The general idea is to recursively spiral outward from the center, setting a valid position of the current piece and incrementing the count of valid boards.<text:line-break/><text:tab/></text:span><text:span text:style-name="T2">Wow! </text:span><text:span text:style-name="T3">Dragging myself through writing the code</text:span><text:span text:style-name="T2">, it’s clear that a) I don’t remember anything at all of Python, and b) Python is very different from C++, and c) Python 3 is incompatibly different from Python 2 (</text:span><text:span text:style-name="T3">e.g.,</text:span><text:span text:style-name="T2"> 4 / 3 is 0 in Python 2; it’s 0.75 in Python 3 and // is the integer division operator).<text:line-break/><text:tab/></text:span><text:span text:style-name="T4">Managed to create the spiral path of x, y coordinates that will be used to drop pieces on the board. Very confused about how to represent the pieces’ orientation and the neighbor</text:span><text:span text:style-name="T5">s</text:span><text:span text:style-name="T4"> of a coordinate.<text:line-break/><text:tab/></text:span><text:span text:style-name="T6">Lots of debug code just to understand basic concepts </text:span><text:span text:style-name="T20">of Python</text:span><text:span text:style-name="T6">. Having a lot of trouble finding </text:span><text:span text:style-name="T20">documentation of </text:span><text:span text:style-name="T6">simple things like “what are the parameters of the range() function?”. Found </text:span><text:soft-page-break/><text:span text:style-name="T6">various classes and tutorials, but nothing succinct enough.</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19T09:01:28.325000000</dc:date>
    <meta:editing-duration>PT4H9M35S</meta:editing-duration>
    <meta:editing-cycles>45</meta:editing-cycles>
    <meta:generator>LibreOffice/7.1.6.2$Windows_X86_64 LibreOffice_project/0e133318fcee89abacd6a7d077e292f1145735c3</meta:generator>
    <meta:document-statistic meta:table-count="0" meta:image-count="0" meta:object-count="0" meta:page-count="3" meta:paragraph-count="19" meta:word-count="984" meta:character-count="5777" meta:non-whitespace-character-count="4794"/>
  </office:meta>
</office:document-meta>
</file>